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29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333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154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0.6319in"/>
    </style:style>
    <style:style style:name="co9" style:family="table-column">
      <style:table-column-properties fo:break-before="auto" style:column-width="0.6437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5902in"/>
    </style:style>
    <style:style style:name="co12" style:family="table-column">
      <style:table-column-properties fo:break-before="auto" style:column-width="0.136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123">
      <style:text-properties fo:font-size="8pt" style:font-size-asian="8pt" style:font-size-complex="8pt"/>
    </style:style>
    <style:style style:name="ce3" style:family="table-cell" style:parent-style-name="Default" style:data-style-name="N123">
      <style:text-properties fo:color="#3faf46" fo:font-size="8pt" style:font-size-asian="8pt" style:font-size-complex="8pt"/>
    </style:style>
    <style:style style:name="ce4" style:family="table-cell" style:parent-style-name="Default" style:data-style-name="N123"/>
    <style:style style:name="ce5" style:family="table-cell" style:parent-style-name="Default" style:data-style-name="N123">
      <style:text-properties fo:color="#3faf46"/>
    </style:style>
    <style:style style:name="ce6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fo:background-color="#729fcf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fo:background-color="#729fcf"/>
      <style:text-properties fo:color="#3faf46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asresul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9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9"/>
        <table:table-column table:style-name="co11" table:default-cell-style-name="Default"/>
        <table:table-column table:style-name="co4" table:default-cell-style-name="ce9"/>
        <table:table-column table:style-name="co11" table:default-cell-style-name="Default"/>
        <table:table-column table:style-name="co4" table:default-cell-style-name="ce9"/>
        <table:table-column table:style-name="co13" table:number-columns-repeated="995" table:default-cell-style-name="Default"/>
        <table:table-row table:style-name="ro1">
          <table:table-cell/>
          <table:table-cell office:value-type="string" calcext:value-type="string">
            <text:p>block_xy1</text:p>
          </table:table-cell>
          <table:table-cell office:value-type="string" calcext:value-type="string">
            <text:p>block_xy2</text:p>
          </table:table-cell>
          <table:table-cell office:value-type="string" calcext:value-type="string">
            <text:p>block_xy3</text:p>
          </table:table-cell>
          <table:table-cell office:value-type="string" calcext:value-type="string">
            <text:p>block_xy4</text:p>
          </table:table-cell>
          <table:table-cell/>
          <table:table-cell office:value-type="string" calcext:value-type="string">
            <text:p>block_z1</text:p>
          </table:table-cell>
          <table:table-cell office:value-type="string" calcext:value-type="string">
            <text:p>block_z2</text:p>
          </table:table-cell>
          <table:table-cell office:value-type="string" calcext:value-type="string">
            <text:p>block_z3</text:p>
          </table:table-cell>
          <table:table-cell office:value-type="string" calcext:value-type="string">
            <text:p>block_z4</text:p>
          </table:table-cell>
          <table:table-cell/>
          <table:table-cell table:style-name="ce6" office:value-type="string" calcext:value-type="string">
            <text:p>XYskew</text:p>
          </table:table-cell>
          <table:table-cell office:value-type="string" calcext:value-type="string">
            <text:p>Xyskew</text:p>
            <text:p><text:span text:style-name="T2">[DEG]</text:span></text:p>
          </table:table-cell>
          <table:table-cell office:value-type="string" calcext:value-type="string">
            <text:p>Xyskew</text:p>
            <text:p><text:span text:style-name="T2">[mm_m]</text:span></text:p>
          </table:table-cell>
          <table:table-cell/>
          <table:table-cell table:style-name="ce6" office:value-type="string" calcext:value-type="string">
            <text:p>XZskew</text:p>
          </table:table-cell>
          <table:table-cell office:value-type="string" calcext:value-type="string">
            <text:p>Xzskew</text:p>
            <text:p><text:span text:style-name="T2">[DEG]</text:span></text:p>
          </table:table-cell>
          <table:table-cell office:value-type="string" calcext:value-type="string">
            <text:p>Xzskew</text:p>
            <text:p><text:span text:style-name="T3">[mm_m]</text:span></text:p>
          </table:table-cell>
          <table:table-cell/>
          <table:table-cell table:style-name="ce6" office:value-type="string" calcext:value-type="string">
            <text:p>YZskew</text:p>
          </table:table-cell>
          <table:table-cell office:value-type="string" calcext:value-type="string">
            <text:p>Yzskew</text:p>
            <text:p>[DEG]</text:p>
          </table:table-cell>
          <table:table-cell office:value-type="string" calcext:value-type="string">
            <text:p>Yzskew</text:p>
            <text:p><text:span text:style-name="T3">[mm_m]</text:span></text:p>
          </table:table-cell>
          <table:table-cell office:value-type="string" calcext:value-type="string">
            <text:p>rotx</text:p>
            <text:p><text:span text:style-name="T2">[DEG]</text:span></text:p>
          </table:table-cell>
          <table:table-cell/>
          <table:table-cell table:style-name="ce6" office:value-type="string" calcext:value-type="string">
            <text:p>rotx</text:p>
            <text:p><text:span text:style-name="T3">[mm_m]</text:span></text:p>
          </table:table-cell>
          <table:table-cell office:value-type="string" calcext:value-type="string">
            <text:p>roty</text:p>
            <text:p><text:span text:style-name="T2">[DEG]</text:span></text:p>
          </table:table-cell>
          <table:table-cell table:style-name="ce6" office:value-type="string" calcext:value-type="string">
            <text:p>roty</text:p>
            <text:p><text:span text:style-name="T2">[mm_m]</text:span></text:p>
          </table:table-cell>
          <table:table-cell office:value-type="string" calcext:value-type="string">
            <text:p>rotz</text:p>
            <text:p><text:span text:style-name="T2">[DEG]</text:span></text:p>
          </table:table-cell>
          <table:table-cell table:style-name="ce6" office:value-type="string" calcext:value-type="string">
            <text:p>rotz</text:p>
            <text:p><text:span text:style-name="T4">[mm_m]</text:span>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 table:number-columns-spanned="1" table:number-rows-spanned="3">
            <text:p>Block ausgerichtet</text:p>
            <text:p>Probe ausgerichtet für jede Messung (-&gt; Süd)</text:p>
          </table:table-cell>
          <table:table-cell table:style-name="ce4" office:value-type="float" office:value="89.95419" calcext:value-type="float">
            <text:p>89.9542</text:p>
          </table:table-cell>
          <table:table-cell table:style-name="ce4" office:value-type="float" office:value="89.86363" calcext:value-type="float">
            <text:p>89.8636</text:p>
          </table:table-cell>
          <table:table-cell table:style-name="ce4" office:value-type="float" office:value="90.18792" calcext:value-type="float">
            <text:p>90.1879</text:p>
          </table:table-cell>
          <table:table-cell table:style-name="ce4" office:value-type="float" office:value="89.99389" calcext:value-type="float">
            <text:p>89.9939</text:p>
          </table:table-cell>
          <table:table-cell table:style-name="ce4"/>
          <table:table-cell table:style-name="ce4" office:value-type="float" office:value="90.2244" calcext:value-type="float">
            <text:p>90.2244</text:p>
          </table:table-cell>
          <table:table-cell table:style-name="ce4" office:value-type="float" office:value="90.00903" calcext:value-type="float">
            <text:p>90.0090</text:p>
          </table:table-cell>
          <table:table-cell table:style-name="ce4" office:value-type="float" office:value="90.1085" calcext:value-type="float">
            <text:p>90.1085</text:p>
          </table:table-cell>
          <table:table-cell table:style-name="ce4" office:value-type="float" office:value="90.0563" calcext:value-type="float">
            <text:p>90.0563</text:p>
          </table:table-cell>
          <table:table-cell table:style-name="ce4"/>
          <table:table-cell table:style-name="ce7" office:value-type="float" office:value="-0.00408" calcext:value-type="float">
            <text:p>-0.0041</text:p>
          </table:table-cell>
          <table:table-cell table:style-name="ce4" office:value-type="float" office:value="90.23372" calcext:value-type="float">
            <text:p>90.2337</text:p>
          </table:table-cell>
          <table:table-cell table:style-name="ce4" office:value-type="float" office:value="-4.07913" calcext:value-type="float">
            <text:p>-4.0791</text:p>
          </table:table-cell>
          <table:table-cell table:style-name="ce4"/>
          <table:table-cell table:style-name="ce7" office:value-type="float" office:value="0.00003" calcext:value-type="float">
            <text:p>0.0000</text:p>
          </table:table-cell>
          <table:table-cell table:style-name="ce4" office:value-type="float" office:value="89.99828" calcext:value-type="float">
            <text:p>89.9983</text:p>
          </table:table-cell>
          <table:table-cell table:style-name="ce4" office:value-type="float" office:value="0.02994" calcext:value-type="float">
            <text:p>0.0299</text:p>
          </table:table-cell>
          <table:table-cell table:style-name="ce4"/>
          <table:table-cell table:style-name="ce7" office:value-type="float" office:value="0.0009" calcext:value-type="float">
            <text:p>0.0009</text:p>
          </table:table-cell>
          <table:table-cell table:style-name="ce4" office:value-type="float" office:value="89.94866" calcext:value-type="float">
            <text:p>89.9487</text:p>
          </table:table-cell>
          <table:table-cell table:style-name="ce4" office:value-type="float" office:value="0.89601" calcext:value-type="float">
            <text:p>0.8960</text:p>
          </table:table-cell>
          <table:table-cell table:style-name="ce4" office:value-type="float" office:value="0.00012" calcext:value-type="float">
            <text:p>0.0001</text:p>
          </table:table-cell>
          <table:table-cell table:style-name="ce4"/>
          <table:table-cell table:style-name="ce7" office:value-type="float" office:value="0.00213" calcext:value-type="float">
            <text:p>0.0021</text:p>
          </table:table-cell>
          <table:table-cell table:style-name="ce4" office:value-type="float" office:value="-0.01618" calcext:value-type="float">
            <text:p>-0.0162</text:p>
          </table:table-cell>
          <table:table-cell table:style-name="ce7" office:value-type="float" office:value="-0.2824" calcext:value-type="float">
            <text:p>-0.2824</text:p>
          </table:table-cell>
          <table:table-cell table:style-name="ce4" office:value-type="float" office:value="-0.15166" calcext:value-type="float">
            <text:p>-0.1517</text:p>
          </table:table-cell>
          <table:table-cell table:style-name="ce7" office:value-type="float" office:value="-2.64688" calcext:value-type="float">
            <text:p>-2.6469</text:p>
          </table:table-cell>
          <table:table-cell table:style-name="ce4" table:number-columns-repeated="995"/>
        </table:table-row>
        <table:table-row table:style-name="ro2">
          <table:covered-table-cell table:style-name="ce2"/>
          <table:table-cell table:style-name="ce4" office:value-type="float" office:value="89.96345" calcext:value-type="float">
            <text:p>89.9635</text:p>
          </table:table-cell>
          <table:table-cell table:style-name="ce4" office:value-type="float" office:value="89.86338" calcext:value-type="float">
            <text:p>89.8634</text:p>
          </table:table-cell>
          <table:table-cell table:style-name="ce4" office:value-type="float" office:value="90.18267" calcext:value-type="float">
            <text:p>90.1827</text:p>
          </table:table-cell>
          <table:table-cell table:style-name="ce4" office:value-type="float" office:value="89.99034" calcext:value-type="float">
            <text:p>89.9903</text:p>
          </table:table-cell>
          <table:table-cell table:style-name="ce4"/>
          <table:table-cell table:style-name="ce4" office:value-type="float" office:value="90.23223" calcext:value-type="float">
            <text:p>90.2322</text:p>
          </table:table-cell>
          <table:table-cell table:style-name="ce4" office:value-type="float" office:value="89.96133" calcext:value-type="float">
            <text:p>89.9613</text:p>
          </table:table-cell>
          <table:table-cell table:style-name="ce4" office:value-type="float" office:value="90.09228" calcext:value-type="float">
            <text:p>90.0923</text:p>
          </table:table-cell>
          <table:table-cell table:style-name="ce4" office:value-type="float" office:value="90.08607" calcext:value-type="float">
            <text:p>90.0861</text:p>
          </table:table-cell>
          <table:table-cell table:style-name="ce4"/>
          <table:table-cell table:style-name="ce7" office:value-type="float" office:value="-0.00398" calcext:value-type="float">
            <text:p>-0.0040</text:p>
          </table:table-cell>
          <table:table-cell table:style-name="ce4" office:value-type="float" office:value="90.22779" calcext:value-type="float">
            <text:p>90.2278</text:p>
          </table:table-cell>
          <table:table-cell table:style-name="ce4" office:value-type="float" office:value="-3.9757" calcext:value-type="float">
            <text:p>-3.9757</text:p>
          </table:table-cell>
          <table:table-cell table:style-name="ce4"/>
          <table:table-cell table:style-name="ce7" office:value-type="float" office:value="0.00021" calcext:value-type="float">
            <text:p>0.0002</text:p>
          </table:table-cell>
          <table:table-cell table:style-name="ce4" office:value-type="float" office:value="89.98792" calcext:value-type="float">
            <text:p>89.9879</text:p>
          </table:table-cell>
          <table:table-cell table:style-name="ce4" office:value-type="float" office:value="0.21091" calcext:value-type="float">
            <text:p>0.2109</text:p>
          </table:table-cell>
          <table:table-cell table:style-name="ce4"/>
          <table:table-cell table:style-name="ce7" office:value-type="float" office:value="0.001" calcext:value-type="float">
            <text:p>0.0010</text:p>
          </table:table-cell>
          <table:table-cell table:style-name="ce4" office:value-type="float" office:value="89.94295" calcext:value-type="float">
            <text:p>89.9430</text:p>
          </table:table-cell>
          <table:table-cell table:style-name="ce4" office:value-type="float" office:value="0.99573" calcext:value-type="float">
            <text:p>0.9957</text:p>
          </table:table-cell>
          <table:table-cell table:style-name="ce4" office:value-type="float" office:value="-0.00897" calcext:value-type="float">
            <text:p>-0.0090</text:p>
          </table:table-cell>
          <table:table-cell table:style-name="ce4"/>
          <table:table-cell table:style-name="ce7" office:value-type="float" office:value="-0.1566" calcext:value-type="float">
            <text:p>-0.1566</text:p>
          </table:table-cell>
          <table:table-cell table:style-name="ce4" office:value-type="float" office:value="-0.00943" calcext:value-type="float">
            <text:p>-0.0094</text:p>
          </table:table-cell>
          <table:table-cell table:style-name="ce7" office:value-type="float" office:value="-0.16465" calcext:value-type="float">
            <text:p>-0.1647</text:p>
          </table:table-cell>
          <table:table-cell table:style-name="ce4" office:value-type="float" office:value="-0.17164" calcext:value-type="float">
            <text:p>-0.1716</text:p>
          </table:table-cell>
          <table:table-cell table:style-name="ce7" office:value-type="float" office:value="-2.99568" calcext:value-type="float">
            <text:p>-2.9957</text:p>
          </table:table-cell>
          <table:table-cell table:style-name="ce4" table:number-columns-repeated="995"/>
        </table:table-row>
        <table:table-row table:style-name="ro2">
          <table:covered-table-cell table:style-name="ce2"/>
          <table:table-cell table:style-name="ce4" office:value-type="float" office:value="89.96472" calcext:value-type="float">
            <text:p>89.9647</text:p>
          </table:table-cell>
          <table:table-cell table:style-name="ce4" office:value-type="float" office:value="89.87119" calcext:value-type="float">
            <text:p>89.8712</text:p>
          </table:table-cell>
          <table:table-cell table:style-name="ce4" office:value-type="float" office:value="90.17939" calcext:value-type="float">
            <text:p>90.1794</text:p>
          </table:table-cell>
          <table:table-cell table:style-name="ce4" office:value-type="float" office:value="89.98457" calcext:value-type="float">
            <text:p>89.9846</text:p>
          </table:table-cell>
          <table:table-cell table:style-name="ce4"/>
          <table:table-cell table:style-name="ce4" office:value-type="float" office:value="90.25009" calcext:value-type="float">
            <text:p>90.2501</text:p>
          </table:table-cell>
          <table:table-cell table:style-name="ce4" office:value-type="float" office:value="89.99604" calcext:value-type="float">
            <text:p>89.9960</text:p>
          </table:table-cell>
          <table:table-cell table:style-name="ce4" office:value-type="float" office:value="90.07494" calcext:value-type="float">
            <text:p>90.0749</text:p>
          </table:table-cell>
          <table:table-cell table:style-name="ce4" office:value-type="float" office:value="90.06261" calcext:value-type="float">
            <text:p>90.0626</text:p>
          </table:table-cell>
          <table:table-cell table:style-name="ce4"/>
          <table:table-cell table:style-name="ce7" office:value-type="float" office:value="-0.00407" calcext:value-type="float">
            <text:p>-0.0041</text:p>
          </table:table-cell>
          <table:table-cell table:style-name="ce4" office:value-type="float" office:value="90.23301" calcext:value-type="float">
            <text:p>90.2330</text:p>
          </table:table-cell>
          <table:table-cell table:style-name="ce4" office:value-type="float" office:value="-4.0668" calcext:value-type="float">
            <text:p>-4.0668</text:p>
          </table:table-cell>
          <table:table-cell table:style-name="ce4"/>
          <table:table-cell table:style-name="ce7" office:value-type="float" office:value="0.00008" calcext:value-type="float">
            <text:p>0.0001</text:p>
          </table:table-cell>
          <table:table-cell table:style-name="ce4" office:value-type="float" office:value="89.99549" calcext:value-type="float">
            <text:p>89.9955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/>
          <table:table-cell table:style-name="ce7" office:value-type="float" office:value="0.00086" calcext:value-type="float">
            <text:p>0.0009</text:p>
          </table:table-cell>
          <table:table-cell table:style-name="ce4" office:value-type="float" office:value="89.95086" calcext:value-type="float">
            <text:p>89.9509</text:p>
          </table:table-cell>
          <table:table-cell table:style-name="ce4" office:value-type="float" office:value="0.85764" calcext:value-type="float">
            <text:p>0.8576</text:p>
          </table:table-cell>
          <table:table-cell table:style-name="ce4" office:value-type="float" office:value="-0.01592" calcext:value-type="float">
            <text:p>-0.0159</text:p>
          </table:table-cell>
          <table:table-cell table:style-name="ce4"/>
          <table:table-cell table:style-name="ce7" office:value-type="float" office:value="-0.27778" calcext:value-type="float">
            <text:p>-0.2778</text:p>
          </table:table-cell>
          <table:table-cell table:style-name="ce4" office:value-type="float" office:value="-0.0164" calcext:value-type="float">
            <text:p>-0.0164</text:p>
          </table:table-cell>
          <table:table-cell table:style-name="ce7" office:value-type="float" office:value="-0.28631" calcext:value-type="float">
            <text:p>-0.2863</text:p>
          </table:table-cell>
          <table:table-cell table:style-name="ce4" office:value-type="float" office:value="-0.14371" calcext:value-type="float">
            <text:p>-0.1437</text:p>
          </table:table-cell>
          <table:table-cell table:style-name="ce7" office:value-type="float" office:value="-2.5083" calcext:value-type="float">
            <text:p>-2.5083</text:p>
          </table:table-cell>
          <table:table-cell table:style-name="ce4" table:number-columns-repeated="995"/>
        </table:table-row>
        <table:table-row table:style-name="ro2">
          <table:table-cell table:style-name="ce3" office:value-type="string" calcext:value-type="string">
            <text:p>Max-min</text:p>
          </table:table-cell>
          <table:table-cell table:style-name="ce5" table:formula="of:=MAX([.B2:.B4])-MIN([.B2:.B4])" office:value-type="float" office:value="0.0105300000000028" calcext:value-type="float">
            <text:p>0.0105</text:p>
          </table:table-cell>
          <table:table-cell table:style-name="ce5" table:formula="of:=MAX([.C2:.C4])-MIN([.C2:.C4])" office:value-type="float" office:value="0.0078099999999921" calcext:value-type="float">
            <text:p>0.0078</text:p>
          </table:table-cell>
          <table:table-cell table:style-name="ce5" table:formula="of:=MAX([.D2:.D4])-MIN([.D2:.D4])" office:value-type="float" office:value="0.00853000000000748" calcext:value-type="float">
            <text:p>0.0085</text:p>
          </table:table-cell>
          <table:table-cell table:style-name="ce5" table:formula="of:=MAX([.E2:.E4])-MIN([.E2:.E4])" office:value-type="float" office:value="0.00931999999998823" calcext:value-type="float">
            <text:p>0.0093</text:p>
          </table:table-cell>
          <table:table-cell table:style-name="ce5"/>
          <table:table-cell table:style-name="ce5" table:formula="of:=MAX([.G2:.G4])-MIN([.G2:.G4])" office:value-type="float" office:value="0.0256899999999973" calcext:value-type="float">
            <text:p>0.0257</text:p>
          </table:table-cell>
          <table:table-cell table:style-name="ce5" table:formula="of:=MAX([.H2:.H4])-MIN([.H2:.H4])" office:value-type="float" office:value="0.0476999999999919" calcext:value-type="float">
            <text:p>0.0477</text:p>
          </table:table-cell>
          <table:table-cell table:style-name="ce5" table:formula="of:=MAX([.I2:.I4])-MIN([.I2:.I4])" office:value-type="float" office:value="0.0335600000000085" calcext:value-type="float">
            <text:p>0.0336</text:p>
          </table:table-cell>
          <table:table-cell table:style-name="ce5" table:formula="of:=MAX([.J2:.J4])-MIN([.J2:.J4])" office:value-type="float" office:value="0.0297700000000134" calcext:value-type="float">
            <text:p>0.0298</text:p>
          </table:table-cell>
          <table:table-cell table:style-name="ce5"/>
          <table:table-cell table:style-name="ce8" table:formula="of:=MAX([.L2:.L4])-MIN([.L2:.L4])" office:value-type="float" office:value="0.0001" calcext:value-type="float">
            <text:p>0.0001</text:p>
          </table:table-cell>
          <table:table-cell table:style-name="ce5" table:formula="of:=MAX([.M2:.M4])-MIN([.M2:.M4])" office:value-type="float" office:value="0.00593000000000643" calcext:value-type="float">
            <text:p>0.0059</text:p>
          </table:table-cell>
          <table:table-cell table:style-name="ce5" table:formula="of:=MAX([.N2:.N4])-MIN([.N2:.N4])" office:value-type="float" office:value="0.10343" calcext:value-type="float">
            <text:p>0.1034</text:p>
          </table:table-cell>
          <table:table-cell table:style-name="ce5"/>
          <table:table-cell table:style-name="ce8" table:formula="of:=MAX([.P2:.P4])-MIN([.P2:.P4])" office:value-type="float" office:value="0.00018" calcext:value-type="float">
            <text:p>0.0002</text:p>
          </table:table-cell>
          <table:table-cell table:style-name="ce5" table:formula="of:=MAX([.Q2:.Q4])-MIN([.Q2:.Q4])" office:value-type="float" office:value="0.0103599999999915" calcext:value-type="float">
            <text:p>0.0104</text:p>
          </table:table-cell>
          <table:table-cell table:style-name="ce5" table:formula="of:=MAX([.R2:.R4])-MIN([.R2:.R4])" office:value-type="float" office:value="0.18097" calcext:value-type="float">
            <text:p>0.1810</text:p>
          </table:table-cell>
          <table:table-cell table:style-name="ce5"/>
          <table:table-cell table:style-name="ce8" table:formula="of:=MAX([.T2:.T4])-MIN([.T2:.T4])" office:value-type="float" office:value="0.00014" calcext:value-type="float">
            <text:p>0.0001</text:p>
          </table:table-cell>
          <table:table-cell table:style-name="ce5" table:formula="of:=MAX([.U2:.U4])-MIN([.U2:.U4])" office:value-type="float" office:value="0.00791000000000963" calcext:value-type="float">
            <text:p>0.0079</text:p>
          </table:table-cell>
          <table:table-cell table:style-name="ce5" table:formula="of:=MAX([.V2:.V4])-MIN([.V2:.V4])" office:value-type="float" office:value="0.13809" calcext:value-type="float">
            <text:p>0.1381</text:p>
          </table:table-cell>
          <table:table-cell table:style-name="ce5" table:formula="of:=MAX([.W2:.W4])-MIN([.W2:.W4])" office:value-type="float" office:value="0.01604" calcext:value-type="float">
            <text:p>0.0160</text:p>
          </table:table-cell>
          <table:table-cell table:style-name="ce5"/>
          <table:table-cell table:style-name="ce8" table:formula="of:=MAX([.Y2:.Y4])-MIN([.Y2:.Y4])" office:value-type="float" office:value="0.27991" calcext:value-type="float">
            <text:p>0.2799</text:p>
          </table:table-cell>
          <table:table-cell table:style-name="ce5" table:formula="of:=MAX([.Z2:.Z4])-MIN([.Z2:.Z4])" office:value-type="float" office:value="0.00697" calcext:value-type="float">
            <text:p>0.0070</text:p>
          </table:table-cell>
          <table:table-cell table:style-name="ce8" table:formula="of:=MAX([.AA2:.AA4])-MIN([.AA2:.AA4])" office:value-type="float" office:value="0.12166" calcext:value-type="float">
            <text:p>0.1217</text:p>
          </table:table-cell>
          <table:table-cell table:style-name="ce5" table:formula="of:=MAX([.AB2:.AB4])-MIN([.AB2:.AB4])" office:value-type="float" office:value="0.02793" calcext:value-type="float">
            <text:p>0.0279</text:p>
          </table:table-cell>
          <table:table-cell table:style-name="ce8" table:formula="of:=MAX([.AC2:.AC4])-MIN([.AC2:.AC4])" office:value-type="float" office:value="0.48738" calcext:value-type="float">
            <text:p>0.4874</text:p>
          </table:table-cell>
          <table:table-cell table:style-name="ce5" table:number-columns-repeated="995"/>
        </table:table-row>
        <table:table-row table:style-name="ro2">
          <table:table-cell table:style-name="ce3" office:value-type="string" calcext:value-type="string">
            <text:p>mean</text:p>
          </table:table-cell>
          <table:table-cell table:style-name="ce5" table:formula="of:=AVERAGE([.B2:.B4])" office:value-type="float" office:value="89.9607866666667" calcext:value-type="float">
            <text:p>89.9608</text:p>
          </table:table-cell>
          <table:table-cell table:style-name="ce5" table:formula="of:=AVERAGE([.C2:.C4])" office:value-type="float" office:value="89.8660666666667" calcext:value-type="float">
            <text:p>89.8661</text:p>
          </table:table-cell>
          <table:table-cell table:style-name="ce5" table:formula="of:=AVERAGE([.D2:.D4])" office:value-type="float" office:value="90.1833266666667" calcext:value-type="float">
            <text:p>90.1833</text:p>
          </table:table-cell>
          <table:table-cell table:style-name="ce5" table:formula="of:=AVERAGE([.E2:.E4])" office:value-type="float" office:value="89.9896" calcext:value-type="float">
            <text:p>89.9896</text:p>
          </table:table-cell>
          <table:table-cell table:style-name="ce5"/>
          <table:table-cell table:style-name="ce5" table:formula="of:=AVERAGE([.G2:.G4])" office:value-type="float" office:value="90.2355733333333" calcext:value-type="float">
            <text:p>90.2356</text:p>
          </table:table-cell>
          <table:table-cell table:style-name="ce5" table:formula="of:=AVERAGE([.H2:.H4])" office:value-type="float" office:value="89.9888" calcext:value-type="float">
            <text:p>89.9888</text:p>
          </table:table-cell>
          <table:table-cell table:style-name="ce5" table:formula="of:=AVERAGE([.I2:.I4])" office:value-type="float" office:value="90.0919066666667" calcext:value-type="float">
            <text:p>90.0919</text:p>
          </table:table-cell>
          <table:table-cell table:style-name="ce5" table:formula="of:=AVERAGE([.J2:.J4])" office:value-type="float" office:value="90.0683266666667" calcext:value-type="float">
            <text:p>90.0683</text:p>
          </table:table-cell>
          <table:table-cell table:style-name="ce5"/>
          <table:table-cell table:style-name="ce8" table:formula="of:=AVERAGE([.L2:.L4])" office:value-type="float" office:value="-0.00404333333333333" calcext:value-type="float">
            <text:p>-0.0040</text:p>
          </table:table-cell>
          <table:table-cell table:style-name="ce5" table:formula="of:=AVERAGE([.M2:.M4])" office:value-type="float" office:value="90.2315066666667" calcext:value-type="float">
            <text:p>90.2315</text:p>
          </table:table-cell>
          <table:table-cell table:style-name="ce5" table:formula="of:=AVERAGE([.N2:.N4])" office:value-type="float" office:value="-4.04054333333333" calcext:value-type="float">
            <text:p>-4.0405</text:p>
          </table:table-cell>
          <table:table-cell table:style-name="ce5"/>
          <table:table-cell table:style-name="ce8" table:formula="of:=AVERAGE([.P2:.P4])" office:value-type="float" office:value="0.000106666666666667" calcext:value-type="float">
            <text:p>0.0001</text:p>
          </table:table-cell>
          <table:table-cell table:style-name="ce5" table:formula="of:=AVERAGE([.Q2:.Q4])" office:value-type="float" office:value="89.9938966666667" calcext:value-type="float">
            <text:p>89.9939</text:p>
          </table:table-cell>
          <table:table-cell table:style-name="ce5" table:formula="of:=AVERAGE([.R2:.R4])" office:value-type="float" office:value="0.10655" calcext:value-type="float">
            <text:p>0.1066</text:p>
          </table:table-cell>
          <table:table-cell table:style-name="ce5"/>
          <table:table-cell table:style-name="ce8" table:formula="of:=AVERAGE([.T2:.T4])" office:value-type="float" office:value="0.00092" calcext:value-type="float">
            <text:p>0.0009</text:p>
          </table:table-cell>
          <table:table-cell table:style-name="ce5" table:formula="of:=AVERAGE([.U2:.U4])" office:value-type="float" office:value="89.94749" calcext:value-type="float">
            <text:p>89.9475</text:p>
          </table:table-cell>
          <table:table-cell table:style-name="ce5" table:formula="of:=AVERAGE([.V2:.V4])" office:value-type="float" office:value="0.91646" calcext:value-type="float">
            <text:p>0.9165</text:p>
          </table:table-cell>
          <table:table-cell table:style-name="ce5" table:formula="of:=AVERAGE([.W2:.W4])" office:value-type="float" office:value="-0.00825666666666667" calcext:value-type="float">
            <text:p>-0.0083</text:p>
          </table:table-cell>
          <table:table-cell table:style-name="ce5"/>
          <table:table-cell table:style-name="ce8" table:formula="of:=AVERAGE([.Y2:.Y4])" office:value-type="float" office:value="-0.144083333333333" calcext:value-type="float">
            <text:p>-0.1441</text:p>
          </table:table-cell>
          <table:table-cell table:style-name="ce5" table:formula="of:=AVERAGE([.Z2:.Z4])" office:value-type="float" office:value="-0.0140033333333333" calcext:value-type="float">
            <text:p>-0.0140</text:p>
          </table:table-cell>
          <table:table-cell table:style-name="ce8" table:formula="of:=AVERAGE([.AA2:.AA4])" office:value-type="float" office:value="-0.244453333333333" calcext:value-type="float">
            <text:p>-0.2445</text:p>
          </table:table-cell>
          <table:table-cell table:style-name="ce5" table:formula="of:=AVERAGE([.AB2:.AB4])" office:value-type="float" office:value="-0.15567" calcext:value-type="float">
            <text:p>-0.1557</text:p>
          </table:table-cell>
          <table:table-cell table:style-name="ce8" table:formula="of:=AVERAGE([.AC2:.AC4])" office:value-type="float" office:value="-2.71695333333333" calcext:value-type="float">
            <text:p>-2.7170</text:p>
          </table:table-cell>
          <table:table-cell table:style-name="ce5" table:number-columns-repeated="995"/>
        </table:table-row>
        <table:table-row table:style-name="ro2">
          <table:table-cell table:style-name="ce1" office:value-type="string" calcext:value-type="string" table:number-columns-spanned="1" table:number-rows-spanned="3">
            <text:p>Block ausgerichtet</text:p>
            <text:p>Probe stehen lassen (S, E, N, W)</text:p>
          </table:table-cell>
          <table:table-cell table:style-name="ce4" office:value-type="float" office:value="89.95804" calcext:value-type="float">
            <text:p>89.9580</text:p>
          </table:table-cell>
          <table:table-cell table:style-name="ce4" office:value-type="float" office:value="89.85789" calcext:value-type="float">
            <text:p>89.8579</text:p>
          </table:table-cell>
          <table:table-cell table:style-name="ce4" office:value-type="float" office:value="90.19115" calcext:value-type="float">
            <text:p>90.1912</text:p>
          </table:table-cell>
          <table:table-cell table:style-name="ce4" office:value-type="float" office:value="89.99278" calcext:value-type="float">
            <text:p>89.9928</text:p>
          </table:table-cell>
          <table:table-cell table:style-name="ce4"/>
          <table:table-cell table:style-name="ce4" office:value-type="float" office:value="90.23995" calcext:value-type="float">
            <text:p>90.2400</text:p>
          </table:table-cell>
          <table:table-cell table:style-name="ce4" office:value-type="float" office:value="89.98686" calcext:value-type="float">
            <text:p>89.9869</text:p>
          </table:table-cell>
          <table:table-cell table:style-name="ce4" office:value-type="float" office:value="90.10474" calcext:value-type="float">
            <text:p>90.1047</text:p>
          </table:table-cell>
          <table:table-cell table:style-name="ce4" office:value-type="float" office:value="90.08858" calcext:value-type="float">
            <text:p>90.0886</text:p>
          </table:table-cell>
          <table:table-cell table:style-name="ce4"/>
          <table:table-cell table:style-name="ce7" office:value-type="float" office:value="-0.00393" calcext:value-type="float">
            <text:p>-0.0039</text:p>
          </table:table-cell>
          <table:table-cell table:style-name="ce4" office:value-type="float" office:value="90.22519" calcext:value-type="float">
            <text:p>90.2252</text:p>
          </table:table-cell>
          <table:table-cell table:style-name="ce4" office:value-type="float" office:value="-3.93037" calcext:value-type="float">
            <text:p>-3.9304</text:p>
          </table:table-cell>
          <table:table-cell table:style-name="ce4"/>
          <table:table-cell table:style-name="ce7" office:value-type="float" office:value="0.00043" calcext:value-type="float">
            <text:p>0.0004</text:p>
          </table:table-cell>
          <table:table-cell table:style-name="ce4" office:value-type="float" office:value="89.97531" calcext:value-type="float">
            <text:p>89.9753</text:p>
          </table:table-cell>
          <table:table-cell table:style-name="ce4" office:value-type="float" office:value="0.43099" calcext:value-type="float">
            <text:p>0.4310</text:p>
          </table:table-cell>
          <table:table-cell table:style-name="ce4"/>
          <table:table-cell table:style-name="ce7" office:value-type="float" office:value="0.00099" calcext:value-type="float">
            <text:p>0.0010</text:p>
          </table:table-cell>
          <table:table-cell table:style-name="ce4" office:value-type="float" office:value="89.94345" calcext:value-type="float">
            <text:p>89.9435</text:p>
          </table:table-cell>
          <table:table-cell table:style-name="ce4" office:value-type="float" office:value="0.98692" calcext:value-type="float">
            <text:p>0.9869</text:p>
          </table:table-cell>
          <table:table-cell table:style-name="ce4" office:value-type="float" office:value="-0.00848" calcext:value-type="float">
            <text:p>-0.0085</text:p>
          </table:table-cell>
          <table:table-cell table:style-name="ce4"/>
          <table:table-cell table:style-name="ce7" office:value-type="float" office:value="-0.14806" calcext:value-type="float">
            <text:p>-0.1481</text:p>
          </table:table-cell>
          <table:table-cell table:style-name="ce4" office:value-type="float" office:value="-0.00745" calcext:value-type="float">
            <text:p>-0.0075</text:p>
          </table:table-cell>
          <table:table-cell table:style-name="ce7" office:value-type="float" office:value="-0.13006" calcext:value-type="float">
            <text:p>-0.1301</text:p>
          </table:table-cell>
          <table:table-cell table:style-name="ce4" office:value-type="float" office:value="-0.16745" calcext:value-type="float">
            <text:p>-0.1675</text:p>
          </table:table-cell>
          <table:table-cell table:style-name="ce7" office:value-type="float" office:value="-2.92259" calcext:value-type="float">
            <text:p>-2.9226</text:p>
          </table:table-cell>
          <table:table-cell table:style-name="ce4" table:number-columns-repeated="995"/>
        </table:table-row>
        <table:table-row table:style-name="ro2">
          <table:covered-table-cell table:style-name="ce2"/>
          <table:table-cell table:style-name="ce4" office:value-type="float" office:value="89.9543" calcext:value-type="float">
            <text:p>89.9543</text:p>
          </table:table-cell>
          <table:table-cell table:style-name="ce4" office:value-type="float" office:value="89.86159" calcext:value-type="float">
            <text:p>89.8616</text:p>
          </table:table-cell>
          <table:table-cell table:style-name="ce4" office:value-type="float" office:value="90.18687" calcext:value-type="float">
            <text:p>90.1869</text:p>
          </table:table-cell>
          <table:table-cell table:style-name="ce4" office:value-type="float" office:value="89.99711" calcext:value-type="float">
            <text:p>89.9971</text:p>
          </table:table-cell>
          <table:table-cell table:style-name="ce4"/>
          <table:table-cell table:style-name="ce4" office:value-type="float" office:value="90.23768" calcext:value-type="float">
            <text:p>90.2377</text:p>
          </table:table-cell>
          <table:table-cell table:style-name="ce4" office:value-type="float" office:value="89.98897" calcext:value-type="float">
            <text:p>89.9890</text:p>
          </table:table-cell>
          <table:table-cell table:style-name="ce4" office:value-type="float" office:value="90.11089" calcext:value-type="float">
            <text:p>90.1109</text:p>
          </table:table-cell>
          <table:table-cell table:style-name="ce4" office:value-type="float" office:value="90.08637" calcext:value-type="float">
            <text:p>90.0864</text:p>
          </table:table-cell>
          <table:table-cell table:style-name="ce4"/>
          <table:table-cell table:style-name="ce7" office:value-type="float" office:value="-0.00398" calcext:value-type="float">
            <text:p>-0.0040</text:p>
          </table:table-cell>
          <table:table-cell table:style-name="ce4" office:value-type="float" office:value="90.22808" calcext:value-type="float">
            <text:p>90.2281</text:p>
          </table:table-cell>
          <table:table-cell table:style-name="ce4" office:value-type="float" office:value="-3.98067" calcext:value-type="float">
            <text:p>-3.9807</text:p>
          </table:table-cell>
          <table:table-cell table:style-name="ce4"/>
          <table:table-cell table:style-name="ce7" office:value-type="float" office:value="0.00039" calcext:value-type="float">
            <text:p>0.0004</text:p>
          </table:table-cell>
          <table:table-cell table:style-name="ce4" office:value-type="float" office:value="89.97742" calcext:value-type="float">
            <text:p>89.9774</text:p>
          </table:table-cell>
          <table:table-cell table:style-name="ce4" office:value-type="float" office:value="0.39405" calcext:value-type="float">
            <text:p>0.3941</text:p>
          </table:table-cell>
          <table:table-cell table:style-name="ce4"/>
          <table:table-cell table:style-name="ce7" office:value-type="float" office:value="0.00105" calcext:value-type="float">
            <text:p>0.0011</text:p>
          </table:table-cell>
          <table:table-cell table:style-name="ce4" office:value-type="float" office:value="89.93968" calcext:value-type="float">
            <text:p>89.9397</text:p>
          </table:table-cell>
          <table:table-cell table:style-name="ce4" office:value-type="float" office:value="1.05283" calcext:value-type="float">
            <text:p>1.0528</text:p>
          </table:table-cell>
          <table:table-cell table:style-name="ce4" office:value-type="float" office:value="-0.01194" calcext:value-type="float">
            <text:p>-0.0119</text:p>
          </table:table-cell>
          <table:table-cell table:style-name="ce4"/>
          <table:table-cell table:style-name="ce7" office:value-type="float" office:value="-0.20835" calcext:value-type="float">
            <text:p>-0.2084</text:p>
          </table:table-cell>
          <table:table-cell table:style-name="ce4" office:value-type="float" office:value="-0.00893" calcext:value-type="float">
            <text:p>-0.0089</text:p>
          </table:table-cell>
          <table:table-cell table:style-name="ce7" office:value-type="float" office:value="-0.15591" calcext:value-type="float">
            <text:p>-0.1559</text:p>
          </table:table-cell>
          <table:table-cell table:style-name="ce4" office:value-type="float" office:value="-0.20477" calcext:value-type="float">
            <text:p>-0.2048</text:p>
          </table:table-cell>
          <table:table-cell table:style-name="ce7" office:value-type="float" office:value="-3.57392" calcext:value-type="float">
            <text:p>-3.5739</text:p>
          </table:table-cell>
          <table:table-cell table:style-name="ce4" table:number-columns-repeated="995"/>
        </table:table-row>
        <table:table-row table:style-name="ro2">
          <table:covered-table-cell table:style-name="ce2"/>
          <table:table-cell table:style-name="ce4" office:value-type="float" office:value="89.96" calcext:value-type="float">
            <text:p>89.9600</text:p>
          </table:table-cell>
          <table:table-cell table:style-name="ce4" office:value-type="float" office:value="89.8569" calcext:value-type="float">
            <text:p>89.8569</text:p>
          </table:table-cell>
          <table:table-cell table:style-name="ce4" office:value-type="float" office:value="90.1915" calcext:value-type="float">
            <text:p>90.1915</text:p>
          </table:table-cell>
          <table:table-cell table:style-name="ce4" office:value-type="float" office:value="89.99146" calcext:value-type="float">
            <text:p>89.9915</text:p>
          </table:table-cell>
          <table:table-cell table:style-name="ce4"/>
          <table:table-cell table:style-name="ce4" office:value-type="float" office:value="90.23927" calcext:value-type="float">
            <text:p>90.2393</text:p>
          </table:table-cell>
          <table:table-cell table:style-name="ce4" office:value-type="float" office:value="89.99831" calcext:value-type="float">
            <text:p>89.9983</text:p>
          </table:table-cell>
          <table:table-cell table:style-name="ce4" office:value-type="float" office:value="90.10589" calcext:value-type="float">
            <text:p>90.1059</text:p>
          </table:table-cell>
          <table:table-cell table:style-name="ce4" office:value-type="float" office:value="90.08383" calcext:value-type="float">
            <text:p>90.0838</text:p>
          </table:table-cell>
          <table:table-cell table:style-name="ce4"/>
          <table:table-cell table:style-name="ce7" office:value-type="float" office:value="-0.00401" calcext:value-type="float">
            <text:p>-0.0040</text:p>
          </table:table-cell>
          <table:table-cell table:style-name="ce4" office:value-type="float" office:value="90.22994" calcext:value-type="float">
            <text:p>90.2299</text:p>
          </table:table-cell>
          <table:table-cell table:style-name="ce4" office:value-type="float" office:value="-4.01328" calcext:value-type="float">
            <text:p>-4.0133</text:p>
          </table:table-cell>
          <table:table-cell table:style-name="ce4"/>
          <table:table-cell table:style-name="ce7" office:value-type="float" office:value="0.00032" calcext:value-type="float">
            <text:p>0.0003</text:p>
          </table:table-cell>
          <table:table-cell table:style-name="ce4" office:value-type="float" office:value="89.98155" calcext:value-type="float">
            <text:p>89.9816</text:p>
          </table:table-cell>
          <table:table-cell table:style-name="ce4" office:value-type="float" office:value="0.32206" calcext:value-type="float">
            <text:p>0.3221</text:p>
          </table:table-cell>
          <table:table-cell table:style-name="ce4"/>
          <table:table-cell table:style-name="ce7" office:value-type="float" office:value="0.00085" calcext:value-type="float">
            <text:p>0.0009</text:p>
          </table:table-cell>
          <table:table-cell table:style-name="ce4" office:value-type="float" office:value="89.95155" calcext:value-type="float">
            <text:p>89.9516</text:p>
          </table:table-cell>
          <table:table-cell table:style-name="ce4" office:value-type="float" office:value="0.84553" calcext:value-type="float">
            <text:p>0.8455</text:p>
          </table:table-cell>
          <table:table-cell table:style-name="ce4" office:value-type="float" office:value="-0.00846" calcext:value-type="float">
            <text:p>-0.0085</text:p>
          </table:table-cell>
          <table:table-cell table:style-name="ce4"/>
          <table:table-cell table:style-name="ce7" office:value-type="float" office:value="-0.14767" calcext:value-type="float">
            <text:p>-0.1477</text:p>
          </table:table-cell>
          <table:table-cell table:style-name="ce4" office:value-type="float" office:value="-0.00693" calcext:value-type="float">
            <text:p>-0.0069</text:p>
          </table:table-cell>
          <table:table-cell table:style-name="ce7" office:value-type="float" office:value="-0.12101" calcext:value-type="float">
            <text:p>-0.1210</text:p>
          </table:table-cell>
          <table:table-cell table:style-name="ce4" office:value-type="float" office:value="-0.22811" calcext:value-type="float">
            <text:p>-0.2281</text:p>
          </table:table-cell>
          <table:table-cell table:style-name="ce7" office:value-type="float" office:value="-3.98123" calcext:value-type="float">
            <text:p>-3.9812</text:p>
          </table:table-cell>
          <table:table-cell table:style-name="ce4" table:number-columns-repeated="995"/>
        </table:table-row>
        <table:table-row table:style-name="ro2">
          <table:table-cell table:style-name="ce3" office:value-type="string" calcext:value-type="string">
            <text:p>Max-min</text:p>
          </table:table-cell>
          <table:table-cell table:style-name="ce5" table:formula="of:=MAX([.B7:.B9])-MIN([.B7:.B9])" office:value-type="float" office:value="0.00569999999999027" calcext:value-type="float">
            <text:p>0.0057</text:p>
          </table:table-cell>
          <table:table-cell table:style-name="ce5" table:formula="of:=MAX([.C7:.C9])-MIN([.C7:.C9])" office:value-type="float" office:value="0.00469000000001074" calcext:value-type="float">
            <text:p>0.0047</text:p>
          </table:table-cell>
          <table:table-cell table:style-name="ce5" table:formula="of:=MAX([.D7:.D9])-MIN([.D7:.D9])" office:value-type="float" office:value="0.00463000000000591" calcext:value-type="float">
            <text:p>0.0046</text:p>
          </table:table-cell>
          <table:table-cell table:style-name="ce5" table:formula="of:=MAX([.E7:.E9])-MIN([.E7:.E9])" office:value-type="float" office:value="0.00565000000000282" calcext:value-type="float">
            <text:p>0.0057</text:p>
          </table:table-cell>
          <table:table-cell table:style-name="ce5"/>
          <table:table-cell table:style-name="ce5" table:formula="of:=MAX([.G7:.G9])-MIN([.G7:.G9])" office:value-type="float" office:value="0.00226999999999578" calcext:value-type="float">
            <text:p>0.0023</text:p>
          </table:table-cell>
          <table:table-cell table:style-name="ce5" table:formula="of:=MAX([.H7:.H9])-MIN([.H7:.H9])" office:value-type="float" office:value="0.0114499999999964" calcext:value-type="float">
            <text:p>0.0114</text:p>
          </table:table-cell>
          <table:table-cell table:style-name="ce5" table:formula="of:=MAX([.I7:.I9])-MIN([.I7:.I9])" office:value-type="float" office:value="0.006149999999991" calcext:value-type="float">
            <text:p>0.0061</text:p>
          </table:table-cell>
          <table:table-cell table:style-name="ce5" table:formula="of:=MAX([.J7:.J9])-MIN([.J7:.J9])" office:value-type="float" office:value="0.00474999999998715" calcext:value-type="float">
            <text:p>0.0047</text:p>
          </table:table-cell>
          <table:table-cell table:style-name="ce5"/>
          <table:table-cell table:style-name="ce8" table:formula="of:=MAX([.L7:.L9])-MIN([.L7:.L9])" office:value-type="float" office:value="0.0000800000000000002" calcext:value-type="float">
            <text:p>0.0001</text:p>
          </table:table-cell>
          <table:table-cell table:style-name="ce5" table:formula="of:=MAX([.M7:.M9])-MIN([.M7:.M9])" office:value-type="float" office:value="0.00475000000000136" calcext:value-type="float">
            <text:p>0.0048</text:p>
          </table:table-cell>
          <table:table-cell table:style-name="ce5" table:formula="of:=MAX([.N7:.N9])-MIN([.N7:.N9])" office:value-type="float" office:value="0.08291" calcext:value-type="float">
            <text:p>0.0829</text:p>
          </table:table-cell>
          <table:table-cell table:style-name="ce5"/>
          <table:table-cell table:style-name="ce8" table:formula="of:=MAX([.P7:.P9])-MIN([.P7:.P9])" office:value-type="float" office:value="0.00011" calcext:value-type="float">
            <text:p>0.0001</text:p>
          </table:table-cell>
          <table:table-cell table:style-name="ce5" table:formula="of:=MAX([.Q7:.Q9])-MIN([.Q7:.Q9])" office:value-type="float" office:value="0.00624000000000535" calcext:value-type="float">
            <text:p>0.0062</text:p>
          </table:table-cell>
          <table:table-cell table:style-name="ce5" table:formula="of:=MAX([.R7:.R9])-MIN([.R7:.R9])" office:value-type="float" office:value="0.10893" calcext:value-type="float">
            <text:p>0.1089</text:p>
          </table:table-cell>
          <table:table-cell table:style-name="ce5"/>
          <table:table-cell table:style-name="ce8" table:formula="of:=MAX([.T7:.T9])-MIN([.T7:.T9])" office:value-type="float" office:value="0.0002" calcext:value-type="float">
            <text:p>0.0002</text:p>
          </table:table-cell>
          <table:table-cell table:style-name="ce5" table:formula="of:=MAX([.U7:.U9])-MIN([.U7:.U9])" office:value-type="float" office:value="0.0118700000000018" calcext:value-type="float">
            <text:p>0.0119</text:p>
          </table:table-cell>
          <table:table-cell table:style-name="ce5" table:formula="of:=MAX([.V7:.V9])-MIN([.V7:.V9])" office:value-type="float" office:value="0.2073" calcext:value-type="float">
            <text:p>0.2073</text:p>
          </table:table-cell>
          <table:table-cell table:style-name="ce5" table:formula="of:=MAX([.W7:.W9])-MIN([.W7:.W9])" office:value-type="float" office:value="0.00348" calcext:value-type="float">
            <text:p>0.0035</text:p>
          </table:table-cell>
          <table:table-cell table:style-name="ce5"/>
          <table:table-cell table:style-name="ce8" table:formula="of:=MAX([.Y7:.Y9])-MIN([.Y7:.Y9])" office:value-type="float" office:value="0.06068" calcext:value-type="float">
            <text:p>0.0607</text:p>
          </table:table-cell>
          <table:table-cell table:style-name="ce5" table:formula="of:=MAX([.Z7:.Z9])-MIN([.Z7:.Z9])" office:value-type="float" office:value="0.002" calcext:value-type="float">
            <text:p>0.0020</text:p>
          </table:table-cell>
          <table:table-cell table:style-name="ce8" table:formula="of:=MAX([.AA7:.AA9])-MIN([.AA7:.AA9])" office:value-type="float" office:value="0.0349" calcext:value-type="float">
            <text:p>0.0349</text:p>
          </table:table-cell>
          <table:table-cell table:style-name="ce5" table:formula="of:=MAX([.AB7:.AB9])-MIN([.AB7:.AB9])" office:value-type="float" office:value="0.06066" calcext:value-type="float">
            <text:p>0.0607</text:p>
          </table:table-cell>
          <table:table-cell table:style-name="ce8" table:formula="of:=MAX([.AC7:.AC9])-MIN([.AC7:.AC9])" office:value-type="float" office:value="1.05864" calcext:value-type="float">
            <text:p>1.0586</text:p>
          </table:table-cell>
          <table:table-cell table:style-name="ce5" table:number-columns-repeated="995"/>
        </table:table-row>
        <table:table-row table:style-name="ro2">
          <table:table-cell table:style-name="ce3" office:value-type="string" calcext:value-type="string">
            <text:p>mean</text:p>
          </table:table-cell>
          <table:table-cell table:style-name="ce5" table:formula="of:=AVERAGE([.B7:.B9])" office:value-type="float" office:value="89.9574466666667" calcext:value-type="float">
            <text:p>89.9574</text:p>
          </table:table-cell>
          <table:table-cell table:style-name="ce5" table:formula="of:=AVERAGE([.C7:.C9])" office:value-type="float" office:value="89.8587933333333" calcext:value-type="float">
            <text:p>89.8588</text:p>
          </table:table-cell>
          <table:table-cell table:style-name="ce5" table:formula="of:=AVERAGE([.D7:.D9])" office:value-type="float" office:value="90.18984" calcext:value-type="float">
            <text:p>90.1898</text:p>
          </table:table-cell>
          <table:table-cell table:style-name="ce5" table:formula="of:=AVERAGE([.E7:.E9])" office:value-type="float" office:value="89.9937833333333" calcext:value-type="float">
            <text:p>89.9938</text:p>
          </table:table-cell>
          <table:table-cell table:style-name="ce5"/>
          <table:table-cell table:style-name="ce5" table:formula="of:=AVERAGE([.G7:.G9])" office:value-type="float" office:value="90.2389666666667" calcext:value-type="float">
            <text:p>90.2390</text:p>
          </table:table-cell>
          <table:table-cell table:style-name="ce5" table:formula="of:=AVERAGE([.H7:.H9])" office:value-type="float" office:value="89.99138" calcext:value-type="float">
            <text:p>89.9914</text:p>
          </table:table-cell>
          <table:table-cell table:style-name="ce5" table:formula="of:=AVERAGE([.I7:.I9])" office:value-type="float" office:value="90.1071733333333" calcext:value-type="float">
            <text:p>90.1072</text:p>
          </table:table-cell>
          <table:table-cell table:style-name="ce5" table:formula="of:=AVERAGE([.J7:.J9])" office:value-type="float" office:value="90.08626" calcext:value-type="float">
            <text:p>90.0863</text:p>
          </table:table-cell>
          <table:table-cell table:style-name="ce5"/>
          <table:table-cell table:style-name="ce8" table:formula="of:=AVERAGE([.L7:.L9])" office:value-type="float" office:value="-0.00397333333333333" calcext:value-type="float">
            <text:p>-0.0040</text:p>
          </table:table-cell>
          <table:table-cell table:style-name="ce5" table:formula="of:=AVERAGE([.M7:.M9])" office:value-type="float" office:value="90.2277366666667" calcext:value-type="float">
            <text:p>90.2277</text:p>
          </table:table-cell>
          <table:table-cell table:style-name="ce5" table:formula="of:=AVERAGE([.N7:.N9])" office:value-type="float" office:value="-3.97477333333333" calcext:value-type="float">
            <text:p>-3.9748</text:p>
          </table:table-cell>
          <table:table-cell table:style-name="ce5"/>
          <table:table-cell table:style-name="ce8" table:formula="of:=AVERAGE([.P7:.P9])" office:value-type="float" office:value="0.00038" calcext:value-type="float">
            <text:p>0.0004</text:p>
          </table:table-cell>
          <table:table-cell table:style-name="ce5" table:formula="of:=AVERAGE([.Q7:.Q9])" office:value-type="float" office:value="89.9780933333333" calcext:value-type="float">
            <text:p>89.9781</text:p>
          </table:table-cell>
          <table:table-cell table:style-name="ce5" table:formula="of:=AVERAGE([.R7:.R9])" office:value-type="float" office:value="0.382366666666667" calcext:value-type="float">
            <text:p>0.3824</text:p>
          </table:table-cell>
          <table:table-cell table:style-name="ce5"/>
          <table:table-cell table:style-name="ce8" table:formula="of:=AVERAGE([.T7:.T9])" office:value-type="float" office:value="0.000963333333333333" calcext:value-type="float">
            <text:p>0.0010</text:p>
          </table:table-cell>
          <table:table-cell table:style-name="ce5" table:formula="of:=AVERAGE([.U7:.U9])" office:value-type="float" office:value="89.9448933333333" calcext:value-type="float">
            <text:p>89.9449</text:p>
          </table:table-cell>
          <table:table-cell table:style-name="ce5" table:formula="of:=AVERAGE([.V7:.V9])" office:value-type="float" office:value="0.96176" calcext:value-type="float">
            <text:p>0.9618</text:p>
          </table:table-cell>
          <table:table-cell table:style-name="ce5" table:formula="of:=AVERAGE([.W7:.W9])" office:value-type="float" office:value="-0.00962666666666667" calcext:value-type="float">
            <text:p>-0.0096</text:p>
          </table:table-cell>
          <table:table-cell table:style-name="ce5"/>
          <table:table-cell table:style-name="ce8" table:formula="of:=AVERAGE([.Y7:.Y9])" office:value-type="float" office:value="-0.168026666666667" calcext:value-type="float">
            <text:p>-0.1680</text:p>
          </table:table-cell>
          <table:table-cell table:style-name="ce5" table:formula="of:=AVERAGE([.Z7:.Z9])" office:value-type="float" office:value="-0.00777" calcext:value-type="float">
            <text:p>-0.0078</text:p>
          </table:table-cell>
          <table:table-cell table:style-name="ce8" table:formula="of:=AVERAGE([.AA7:.AA9])" office:value-type="float" office:value="-0.13566" calcext:value-type="float">
            <text:p>-0.1357</text:p>
          </table:table-cell>
          <table:table-cell table:style-name="ce5" table:formula="of:=AVERAGE([.AB7:.AB9])" office:value-type="float" office:value="-0.20011" calcext:value-type="float">
            <text:p>-0.2001</text:p>
          </table:table-cell>
          <table:table-cell table:style-name="ce8" table:formula="of:=AVERAGE([.AC7:.AC9])" office:value-type="float" office:value="-3.49258" calcext:value-type="float">
            <text:p>-3.4926</text:p>
          </table:table-cell>
          <table:table-cell table:style-name="ce5" table:number-columns-repeated="995"/>
        </table:table-row>
        <table:table-row table:style-name="ro2">
          <table:table-cell table:style-name="ce1" office:value-type="string" calcext:value-type="string" table:number-columns-spanned="1" table:number-rows-spanned="3">
            <text:p><text:span text:style-name="T1">Block ausgerichtet</text:span></text:p>
            <text:p><text:span text:style-name="T1">Probe ausgerichtet für jede Messung (-&gt; Süd)</text:span></text:p>
            <text:p>Fprobe=F120 (instead of F600)</text:p>
          </table:table-cell>
          <table:table-cell table:style-name="ce4" office:value-type="float" office:value="89.9637" calcext:value-type="float">
            <text:p>89.9637</text:p>
          </table:table-cell>
          <table:table-cell table:style-name="ce4" office:value-type="float" office:value="89.8656" calcext:value-type="float">
            <text:p>89.8656</text:p>
          </table:table-cell>
          <table:table-cell table:style-name="ce4" office:value-type="float" office:value="90.17946" calcext:value-type="float">
            <text:p>90.1795</text:p>
          </table:table-cell>
          <table:table-cell table:style-name="ce4" office:value-type="float" office:value="89.99108" calcext:value-type="float">
            <text:p>89.9911</text:p>
          </table:table-cell>
          <table:table-cell table:style-name="ce4"/>
          <table:table-cell table:style-name="ce4" office:value-type="float" office:value="90.24317" calcext:value-type="float">
            <text:p>90.2432</text:p>
          </table:table-cell>
          <table:table-cell table:style-name="ce4" office:value-type="float" office:value="89.99355" calcext:value-type="float">
            <text:p>89.9936</text:p>
          </table:table-cell>
          <table:table-cell table:style-name="ce4" office:value-type="float" office:value="90.09361" calcext:value-type="float">
            <text:p>90.0936</text:p>
          </table:table-cell>
          <table:table-cell table:style-name="ce4" office:value-type="float" office:value="90.07569" calcext:value-type="float">
            <text:p>90.0757</text:p>
          </table:table-cell>
          <table:table-cell table:style-name="ce4"/>
          <table:table-cell table:style-name="ce7" office:value-type="float" office:value="-0.00412" calcext:value-type="float">
            <text:p>-0.0041</text:p>
          </table:table-cell>
          <table:table-cell table:style-name="ce4" office:value-type="float" office:value="90.23602" calcext:value-type="float">
            <text:p>90.2360</text:p>
          </table:table-cell>
          <table:table-cell table:style-name="ce4" office:value-type="float" office:value="-4.11935" calcext:value-type="float">
            <text:p>-4.1194</text:p>
          </table:table-cell>
          <table:table-cell table:style-name="ce4"/>
          <table:table-cell table:style-name="ce7" office:value-type="float" office:value="-0.00004" calcext:value-type="float">
            <text:p>0.0000</text:p>
          </table:table-cell>
          <table:table-cell table:style-name="ce4" office:value-type="float" office:value="90.0022" calcext:value-type="float">
            <text:p>90.0022</text:p>
          </table:table-cell>
          <table:table-cell table:style-name="ce4" office:value-type="float" office:value="-0.03848" calcext:value-type="float">
            <text:p>-0.0385</text:p>
          </table:table-cell>
          <table:table-cell table:style-name="ce4"/>
          <table:table-cell table:style-name="ce7" office:value-type="float" office:value="0.0009" calcext:value-type="float">
            <text:p>0.0009</text:p>
          </table:table-cell>
          <table:table-cell table:style-name="ce4" office:value-type="float" office:value="89.94857" calcext:value-type="float">
            <text:p>89.9486</text:p>
          </table:table-cell>
          <table:table-cell table:style-name="ce4" office:value-type="float" office:value="0.89766" calcext:value-type="float">
            <text:p>0.8977</text:p>
          </table:table-cell>
          <table:table-cell table:style-name="ce4" office:value-type="float" office:value="-0.01173" calcext:value-type="float">
            <text:p>-0.0117</text:p>
          </table:table-cell>
          <table:table-cell table:style-name="ce4"/>
          <table:table-cell table:style-name="ce7" office:value-type="float" office:value="-0.20468" calcext:value-type="float">
            <text:p>-0.2047</text:p>
          </table:table-cell>
          <table:table-cell table:style-name="ce4" office:value-type="float" office:value="-0.01165" calcext:value-type="float">
            <text:p>-0.0117</text:p>
          </table:table-cell>
          <table:table-cell table:style-name="ce7" office:value-type="float" office:value="-0.20337" calcext:value-type="float">
            <text:p>-0.2034</text:p>
          </table:table-cell>
          <table:table-cell table:style-name="ce4" office:value-type="float" office:value="-0.22141" calcext:value-type="float">
            <text:p>-0.2214</text:p>
          </table:table-cell>
          <table:table-cell table:style-name="ce7" office:value-type="float" office:value="-3.86436" calcext:value-type="float">
            <text:p>-3.8644</text:p>
          </table:table-cell>
          <table:table-cell table:style-name="ce4" table:number-columns-repeated="995"/>
        </table:table-row>
        <table:table-row table:style-name="ro2">
          <table:covered-table-cell table:style-name="ce2"/>
          <table:table-cell table:style-name="ce4" office:value-type="float" office:value="89.9646" calcext:value-type="float">
            <text:p>89.9646</text:p>
          </table:table-cell>
          <table:table-cell table:style-name="ce4" office:value-type="float" office:value="89.87467" calcext:value-type="float">
            <text:p>89.8747</text:p>
          </table:table-cell>
          <table:table-cell table:style-name="ce4" office:value-type="float" office:value="90.17688" calcext:value-type="float">
            <text:p>90.1769</text:p>
          </table:table-cell>
          <table:table-cell table:style-name="ce4" office:value-type="float" office:value="89.9837" calcext:value-type="float">
            <text:p>89.9837</text:p>
          </table:table-cell>
          <table:table-cell table:style-name="ce4"/>
          <table:table-cell table:style-name="ce4" office:value-type="float" office:value="90.22932" calcext:value-type="float">
            <text:p>90.2293</text:p>
          </table:table-cell>
          <table:table-cell table:style-name="ce4" office:value-type="float" office:value="89.99473" calcext:value-type="float">
            <text:p>89.9947</text:p>
          </table:table-cell>
          <table:table-cell table:style-name="ce4" office:value-type="float" office:value="90.08564" calcext:value-type="float">
            <text:p>90.0856</text:p>
          </table:table-cell>
          <table:table-cell table:style-name="ce4" office:value-type="float" office:value="90.08236" calcext:value-type="float">
            <text:p>90.0824</text:p>
          </table:table-cell>
          <table:table-cell table:style-name="ce4"/>
          <table:table-cell table:style-name="ce7" office:value-type="float" office:value="-0.00411" calcext:value-type="float">
            <text:p>-0.0041</text:p>
          </table:table-cell>
          <table:table-cell table:style-name="ce4" office:value-type="float" office:value="90.23569" calcext:value-type="float">
            <text:p>90.2357</text:p>
          </table:table-cell>
          <table:table-cell table:style-name="ce4" office:value-type="float" office:value="-4.11361" calcext:value-type="float">
            <text:p>-4.1136</text:p>
          </table:table-cell>
          <table:table-cell table:style-name="ce4"/>
          <table:table-cell table:style-name="ce7" office:value-type="float" office:value="0.0002" calcext:value-type="float">
            <text:p>0.0002</text:p>
          </table:table-cell>
          <table:table-cell table:style-name="ce4" office:value-type="float" office:value="89.9885" calcext:value-type="float">
            <text:p>89.9885</text:p>
          </table:table-cell>
          <table:table-cell table:style-name="ce4" office:value-type="float" office:value="0.20072" calcext:value-type="float">
            <text:p>0.2007</text:p>
          </table:table-cell>
          <table:table-cell table:style-name="ce4"/>
          <table:table-cell table:style-name="ce7" office:value-type="float" office:value="0.00095" calcext:value-type="float">
            <text:p>0.0010</text:p>
          </table:table-cell>
          <table:table-cell table:style-name="ce4" office:value-type="float" office:value="89.94576" calcext:value-type="float">
            <text:p>89.9458</text:p>
          </table:table-cell>
          <table:table-cell table:style-name="ce4" office:value-type="float" office:value="0.94674" calcext:value-type="float">
            <text:p>0.9467</text:p>
          </table:table-cell>
          <table:table-cell table:style-name="ce4" office:value-type="float" office:value="-0.0112" calcext:value-type="float">
            <text:p>-0.0112</text:p>
          </table:table-cell>
          <table:table-cell table:style-name="ce4"/>
          <table:table-cell table:style-name="ce7" office:value-type="float" office:value="-0.19545" calcext:value-type="float">
            <text:p>-0.1955</text:p>
          </table:table-cell>
          <table:table-cell table:style-name="ce4" office:value-type="float" office:value="-0.01166" calcext:value-type="float">
            <text:p>-0.0117</text:p>
          </table:table-cell>
          <table:table-cell table:style-name="ce7" office:value-type="float" office:value="-0.20352" calcext:value-type="float">
            <text:p>-0.2035</text:p>
          </table:table-cell>
          <table:table-cell table:style-name="ce4" office:value-type="float" office:value="-0.20343" calcext:value-type="float">
            <text:p>-0.2034</text:p>
          </table:table-cell>
          <table:table-cell table:style-name="ce7" office:value-type="float" office:value="-3.5505" calcext:value-type="float">
            <text:p>-3.5505</text:p>
          </table:table-cell>
          <table:table-cell table:style-name="ce4" table:number-columns-repeated="995"/>
        </table:table-row>
        <table:table-row table:style-name="ro2">
          <table:covered-table-cell table:style-name="ce2"/>
          <table:table-cell table:style-name="ce4" office:value-type="float" office:value="89.96083" calcext:value-type="float">
            <text:p>89.9608</text:p>
          </table:table-cell>
          <table:table-cell table:style-name="ce4" office:value-type="float" office:value="89.88045" calcext:value-type="float">
            <text:p>89.8805</text:p>
          </table:table-cell>
          <table:table-cell table:style-name="ce4" office:value-type="float" office:value="90.16902" calcext:value-type="float">
            <text:p>90.1690</text:p>
          </table:table-cell>
          <table:table-cell table:style-name="ce4" office:value-type="float" office:value="89.98957" calcext:value-type="float">
            <text:p>89.9896</text:p>
          </table:table-cell>
          <table:table-cell table:style-name="ce4"/>
          <table:table-cell table:style-name="ce4" office:value-type="float" office:value="90.24377" calcext:value-type="float">
            <text:p>90.2438</text:p>
          </table:table-cell>
          <table:table-cell table:style-name="ce4" office:value-type="float" office:value="89.97778" calcext:value-type="float">
            <text:p>89.9778</text:p>
          </table:table-cell>
          <table:table-cell table:style-name="ce4" office:value-type="float" office:value="90.10484" calcext:value-type="float">
            <text:p>90.1048</text:p>
          </table:table-cell>
          <table:table-cell table:style-name="ce4" office:value-type="float" office:value="90.0725" calcext:value-type="float">
            <text:p>90.0725</text:p>
          </table:table-cell>
          <table:table-cell table:style-name="ce4"/>
          <table:table-cell table:style-name="ce7" office:value-type="float" office:value="-0.00396" calcext:value-type="float">
            <text:p>-0.0040</text:p>
          </table:table-cell>
          <table:table-cell table:style-name="ce4" office:value-type="float" office:value="90.22698" calcext:value-type="float">
            <text:p>90.2270</text:p>
          </table:table-cell>
          <table:table-cell table:style-name="ce4" office:value-type="float" office:value="-3.9615" calcext:value-type="float">
            <text:p>-3.9615</text:p>
          </table:table-cell>
          <table:table-cell table:style-name="ce4"/>
          <table:table-cell table:style-name="ce7" office:value-type="float" office:value="0.0002" calcext:value-type="float">
            <text:p>0.0002</text:p>
          </table:table-cell>
          <table:table-cell table:style-name="ce4" office:value-type="float" office:value="89.98826" calcext:value-type="float">
            <text:p>89.9883</text:p>
          </table:table-cell>
          <table:table-cell table:style-name="ce4" office:value-type="float" office:value="0.20496" calcext:value-type="float">
            <text:p>0.2050</text:p>
          </table:table-cell>
          <table:table-cell table:style-name="ce4"/>
          <table:table-cell table:style-name="ce7" office:value-type="float" office:value="0.00097" calcext:value-type="float">
            <text:p>0.0010</text:p>
          </table:table-cell>
          <table:table-cell table:style-name="ce4" office:value-type="float" office:value="89.94463" calcext:value-type="float">
            <text:p>89.9446</text:p>
          </table:table-cell>
          <table:table-cell table:style-name="ce4" office:value-type="float" office:value="0.96646" calcext:value-type="float">
            <text:p>0.9665</text:p>
          </table:table-cell>
          <table:table-cell table:style-name="ce4" office:value-type="float" office:value="-0.00676" calcext:value-type="float">
            <text:p>-0.0068</text:p>
          </table:table-cell>
          <table:table-cell table:style-name="ce4"/>
          <table:table-cell table:style-name="ce7" office:value-type="float" office:value="-0.11791" calcext:value-type="float">
            <text:p>-0.1179</text:p>
          </table:table-cell>
          <table:table-cell table:style-name="ce4" office:value-type="float" office:value="-0.00918" calcext:value-type="float">
            <text:p>-0.0092</text:p>
          </table:table-cell>
          <table:table-cell table:style-name="ce7" office:value-type="float" office:value="-0.16027" calcext:value-type="float">
            <text:p>-0.1603</text:p>
          </table:table-cell>
          <table:table-cell table:style-name="ce4" office:value-type="float" office:value="-0.23266" calcext:value-type="float">
            <text:p>-0.2327</text:p>
          </table:table-cell>
          <table:table-cell table:style-name="ce7" office:value-type="float" office:value="-4.06072" calcext:value-type="float">
            <text:p>-4.0607</text:p>
          </table:table-cell>
          <table:table-cell table:style-name="ce4" table:number-columns-repeated="995"/>
        </table:table-row>
        <table:table-row table:style-name="ro2">
          <table:table-cell table:style-name="ce3" office:value-type="string" calcext:value-type="string">
            <text:p>Max-min</text:p>
          </table:table-cell>
          <table:table-cell table:style-name="ce5" table:formula="of:=MAX([.B12:.B14])-MIN([.B12:.B14])" office:value-type="float" office:value="0.00377000000000294" calcext:value-type="float">
            <text:p>0.0038</text:p>
          </table:table-cell>
          <table:table-cell table:style-name="ce5" table:formula="of:=MAX([.C12:.C14])-MIN([.C12:.C14])" office:value-type="float" office:value="0.0148499999999956" calcext:value-type="float">
            <text:p>0.0148</text:p>
          </table:table-cell>
          <table:table-cell table:style-name="ce5" table:formula="of:=MAX([.D12:.D14])-MIN([.D12:.D14])" office:value-type="float" office:value="0.0104400000000027" calcext:value-type="float">
            <text:p>0.0104</text:p>
          </table:table-cell>
          <table:table-cell table:style-name="ce5" table:formula="of:=MAX([.E12:.E14])-MIN([.E12:.E14])" office:value-type="float" office:value="0.00737999999999772" calcext:value-type="float">
            <text:p>0.0074</text:p>
          </table:table-cell>
          <table:table-cell table:style-name="ce5"/>
          <table:table-cell table:style-name="ce5" table:formula="of:=MAX([.G12:.G14])-MIN([.G12:.G14])" office:value-type="float" office:value="0.0144499999999965" calcext:value-type="float">
            <text:p>0.0144</text:p>
          </table:table-cell>
          <table:table-cell table:style-name="ce5" table:formula="of:=MAX([.H12:.H14])-MIN([.H12:.H14])" office:value-type="float" office:value="0.0169500000000085" calcext:value-type="float">
            <text:p>0.0170</text:p>
          </table:table-cell>
          <table:table-cell table:style-name="ce5" table:formula="of:=MAX([.I12:.I14])-MIN([.I12:.I14])" office:value-type="float" office:value="0.0191999999999979" calcext:value-type="float">
            <text:p>0.0192</text:p>
          </table:table-cell>
          <table:table-cell table:style-name="ce5" table:formula="of:=MAX([.J12:.J14])-MIN([.J12:.J14])" office:value-type="float" office:value="0.0098599999999891" calcext:value-type="float">
            <text:p>0.0099</text:p>
          </table:table-cell>
          <table:table-cell table:style-name="ce5"/>
          <table:table-cell table:style-name="ce8" table:formula="of:=MAX([.L12:.L14])-MIN([.L12:.L14])" office:value-type="float" office:value="0.00016" calcext:value-type="float">
            <text:p>0.0002</text:p>
          </table:table-cell>
          <table:table-cell table:style-name="ce5" table:formula="of:=MAX([.M12:.M14])-MIN([.M12:.M14])" office:value-type="float" office:value="0.00903999999999883" calcext:value-type="float">
            <text:p>0.0090</text:p>
          </table:table-cell>
          <table:table-cell table:style-name="ce5" table:formula="of:=MAX([.N12:.N14])-MIN([.N12:.N14])" office:value-type="float" office:value="0.15785" calcext:value-type="float">
            <text:p>0.1579</text:p>
          </table:table-cell>
          <table:table-cell table:style-name="ce5"/>
          <table:table-cell table:style-name="ce8" table:formula="of:=MAX([.P12:.P14])-MIN([.P12:.P14])" office:value-type="float" office:value="0.00024" calcext:value-type="float">
            <text:p>0.0002</text:p>
          </table:table-cell>
          <table:table-cell table:style-name="ce5" table:formula="of:=MAX([.Q12:.Q14])-MIN([.Q12:.Q14])" office:value-type="float" office:value="0.0139400000000052" calcext:value-type="float">
            <text:p>0.0139</text:p>
          </table:table-cell>
          <table:table-cell table:style-name="ce5" table:formula="of:=MAX([.R12:.R14])-MIN([.R12:.R14])" office:value-type="float" office:value="0.24344" calcext:value-type="float">
            <text:p>0.2434</text:p>
          </table:table-cell>
          <table:table-cell table:style-name="ce5"/>
          <table:table-cell table:style-name="ce8" table:formula="of:=MAX([.T12:.T14])-MIN([.T12:.T14])" office:value-type="float" office:value="0.00007" calcext:value-type="float">
            <text:p>0.0001</text:p>
          </table:table-cell>
          <table:table-cell table:style-name="ce5" table:formula="of:=MAX([.U12:.U14])-MIN([.U12:.U14])" office:value-type="float" office:value="0.00394000000000005" calcext:value-type="float">
            <text:p>0.0039</text:p>
          </table:table-cell>
          <table:table-cell table:style-name="ce5" table:formula="of:=MAX([.V12:.V14])-MIN([.V12:.V14])" office:value-type="float" office:value="0.0688" calcext:value-type="float">
            <text:p>0.0688</text:p>
          </table:table-cell>
          <table:table-cell table:style-name="ce5" table:formula="of:=MAX([.W12:.W14])-MIN([.W12:.W14])" office:value-type="float" office:value="0.00497" calcext:value-type="float">
            <text:p>0.0050</text:p>
          </table:table-cell>
          <table:table-cell table:style-name="ce5"/>
          <table:table-cell table:style-name="ce8" table:formula="of:=MAX([.Y12:.Y14])-MIN([.Y12:.Y14])" office:value-type="float" office:value="0.08677" calcext:value-type="float">
            <text:p>0.0868</text:p>
          </table:table-cell>
          <table:table-cell table:style-name="ce5" table:formula="of:=MAX([.Z12:.Z14])-MIN([.Z12:.Z14])" office:value-type="float" office:value="0.00248" calcext:value-type="float">
            <text:p>0.0025</text:p>
          </table:table-cell>
          <table:table-cell table:style-name="ce8" table:formula="of:=MAX([.AA12:.AA14])-MIN([.AA12:.AA14])" office:value-type="float" office:value="0.04325" calcext:value-type="float">
            <text:p>0.0433</text:p>
          </table:table-cell>
          <table:table-cell table:style-name="ce5" table:formula="of:=MAX([.AB12:.AB14])-MIN([.AB12:.AB14])" office:value-type="float" office:value="0.02923" calcext:value-type="float">
            <text:p>0.0292</text:p>
          </table:table-cell>
          <table:table-cell table:style-name="ce8" table:formula="of:=MAX([.AC12:.AC14])-MIN([.AC12:.AC14])" office:value-type="float" office:value="0.51022" calcext:value-type="float">
            <text:p>0.5102</text:p>
          </table:table-cell>
          <table:table-cell table:style-name="ce5" table:number-columns-repeated="995"/>
        </table:table-row>
        <table:table-row table:style-name="ro2">
          <table:table-cell table:style-name="ce3" office:value-type="string" calcext:value-type="string">
            <text:p>mean</text:p>
          </table:table-cell>
          <table:table-cell table:style-name="ce5" table:formula="of:=AVERAGE([.B12:.B14])" office:value-type="float" office:value="89.9630433333333" calcext:value-type="float">
            <text:p>89.9630</text:p>
          </table:table-cell>
          <table:table-cell table:style-name="ce5" table:formula="of:=AVERAGE([.C12:.C14])" office:value-type="float" office:value="89.8735733333333" calcext:value-type="float">
            <text:p>89.8736</text:p>
          </table:table-cell>
          <table:table-cell table:style-name="ce5" table:formula="of:=AVERAGE([.D12:.D14])" office:value-type="float" office:value="90.17512" calcext:value-type="float">
            <text:p>90.1751</text:p>
          </table:table-cell>
          <table:table-cell table:style-name="ce5" table:formula="of:=AVERAGE([.E12:.E14])" office:value-type="float" office:value="89.9881166666667" calcext:value-type="float">
            <text:p>89.9881</text:p>
          </table:table-cell>
          <table:table-cell table:style-name="ce5"/>
          <table:table-cell table:style-name="ce5" table:formula="of:=AVERAGE([.G12:.G14])" office:value-type="float" office:value="90.2387533333333" calcext:value-type="float">
            <text:p>90.2388</text:p>
          </table:table-cell>
          <table:table-cell table:style-name="ce5" table:formula="of:=AVERAGE([.H12:.H14])" office:value-type="float" office:value="89.9886866666667" calcext:value-type="float">
            <text:p>89.9887</text:p>
          </table:table-cell>
          <table:table-cell table:style-name="ce5" table:formula="of:=AVERAGE([.I12:.I14])" office:value-type="float" office:value="90.0946966666667" calcext:value-type="float">
            <text:p>90.0947</text:p>
          </table:table-cell>
          <table:table-cell table:style-name="ce5" table:formula="of:=AVERAGE([.J12:.J14])" office:value-type="float" office:value="90.07685" calcext:value-type="float">
            <text:p>90.0769</text:p>
          </table:table-cell>
          <table:table-cell table:style-name="ce5"/>
          <table:table-cell table:style-name="ce8" table:formula="of:=AVERAGE([.L12:.L14])" office:value-type="float" office:value="-0.00406333333333333" calcext:value-type="float">
            <text:p>-0.0041</text:p>
          </table:table-cell>
          <table:table-cell table:style-name="ce5" table:formula="of:=AVERAGE([.M12:.M14])" office:value-type="float" office:value="90.2328966666667" calcext:value-type="float">
            <text:p>90.2329</text:p>
          </table:table-cell>
          <table:table-cell table:style-name="ce5" table:formula="of:=AVERAGE([.N12:.N14])" office:value-type="float" office:value="-4.06482" calcext:value-type="float">
            <text:p>-4.0648</text:p>
          </table:table-cell>
          <table:table-cell table:style-name="ce5"/>
          <table:table-cell table:style-name="ce8" table:formula="of:=AVERAGE([.P12:.P14])" office:value-type="float" office:value="0.00012" calcext:value-type="float">
            <text:p>0.0001</text:p>
          </table:table-cell>
          <table:table-cell table:style-name="ce5" table:formula="of:=AVERAGE([.Q12:.Q14])" office:value-type="float" office:value="89.9929866666667" calcext:value-type="float">
            <text:p>89.9930</text:p>
          </table:table-cell>
          <table:table-cell table:style-name="ce5" table:formula="of:=AVERAGE([.R12:.R14])" office:value-type="float" office:value="0.1224" calcext:value-type="float">
            <text:p>0.1224</text:p>
          </table:table-cell>
          <table:table-cell table:style-name="ce5"/>
          <table:table-cell table:style-name="ce8" table:formula="of:=AVERAGE([.T12:.T14])" office:value-type="float" office:value="0.00094" calcext:value-type="float">
            <text:p>0.0009</text:p>
          </table:table-cell>
          <table:table-cell table:style-name="ce5" table:formula="of:=AVERAGE([.U12:.U14])" office:value-type="float" office:value="89.94632" calcext:value-type="float">
            <text:p>89.9463</text:p>
          </table:table-cell>
          <table:table-cell table:style-name="ce5" table:formula="of:=AVERAGE([.V12:.V14])" office:value-type="float" office:value="0.936953333333333" calcext:value-type="float">
            <text:p>0.9370</text:p>
          </table:table-cell>
          <table:table-cell table:style-name="ce5" table:formula="of:=AVERAGE([.W12:.W14])" office:value-type="float" office:value="-0.00989666666666667" calcext:value-type="float">
            <text:p>-0.0099</text:p>
          </table:table-cell>
          <table:table-cell table:style-name="ce5"/>
          <table:table-cell table:style-name="ce8" table:formula="of:=AVERAGE([.Y12:.Y14])" office:value-type="float" office:value="-0.17268" calcext:value-type="float">
            <text:p>-0.1727</text:p>
          </table:table-cell>
          <table:table-cell table:style-name="ce5" table:formula="of:=AVERAGE([.Z12:.Z14])" office:value-type="float" office:value="-0.01083" calcext:value-type="float">
            <text:p>-0.0108</text:p>
          </table:table-cell>
          <table:table-cell table:style-name="ce8" table:formula="of:=AVERAGE([.AA12:.AA14])" office:value-type="float" office:value="-0.189053333333333" calcext:value-type="float">
            <text:p>-0.1891</text:p>
          </table:table-cell>
          <table:table-cell table:style-name="ce5" table:formula="of:=AVERAGE([.AB12:.AB14])" office:value-type="float" office:value="-0.219166666666667" calcext:value-type="float">
            <text:p>-0.2192</text:p>
          </table:table-cell>
          <table:table-cell table:style-name="ce8" table:formula="of:=AVERAGE([.AC12:.AC14])" office:value-type="float" office:value="-3.82519333333333" calcext:value-type="float">
            <text:p>-3.8252</text:p>
          </table:table-cell>
          <table:table-cell table:style-name="ce5" table:number-columns-repeated="99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 number:grouping="true"/>
    </number:number-style>
    <number:number-style style:name="N122" number:title="User-defined">
      <number:number number:decimal-places="0" loext:min-decimal-places="0" number:min-integer-digits="4" number:grouping="true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2:16:36.113499072</dc:date>
    <meta:editing-duration>PT11M7S</meta:editing-duration>
    <meta:editing-cycles>4</meta:editing-cycles>
    <meta:generator>LibreOffice/6.4.7.2$Linux_X86_64 LibreOffice_project/40$Build-2</meta:generator>
    <meta:document-statistic meta:table-count="1" meta:cell-count="377" meta:object-count="0"/>
  </office:meta>
</office:document-meta>
</file>